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3a8d6"/>
    </style:style>
    <style:style style:name="P3" style:family="paragraph" style:parent-style-name="Text_20_body">
      <style:paragraph-properties fo:text-align="justify" style:justify-single-word="false"/>
      <style:text-properties officeooo:rsid="0003a8d6" officeooo:paragraph-rsid="0003a8d6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03a8d6" officeooo:paragraph-rsid="0003a8d6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03a8d6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03a8d6" officeooo:paragraph-rsid="0003a8d6"/>
    </style:style>
    <style:style style:name="P7" style:family="paragraph" style:parent-style-name="Text_20_body" style:list-style-name="">
      <style:paragraph-properties fo:text-align="center" style:justify-single-word="false"/>
      <style:text-properties officeooo:rsid="0034c66c" officeooo:paragraph-rsid="00048fcf"/>
    </style:style>
    <style:style style:name="P8" style:family="paragraph" style:parent-style-name="Text_20_body">
      <style:paragraph-properties fo:text-align="justify" style:justify-single-word="false"/>
      <style:text-properties officeooo:rsid="000677d3" officeooo:paragraph-rsid="000677d3"/>
    </style:style>
    <style:style style:name="P9" style:family="paragraph" style:parent-style-name="Text_20_body">
      <style:paragraph-properties fo:text-align="center" style:justify-single-word="false"/>
      <style:text-properties officeooo:rsid="000677d3" officeooo:paragraph-rsid="000677d3"/>
    </style:style>
    <style:style style:name="P10" style:family="paragraph" style:parent-style-name="Heading_20_1" style:list-style-name="WWNum1" style:master-page-name="Standard">
      <style:paragraph-properties fo:margin-top="5.399cm" fo:margin-bottom="0.21cm" loext:contextual-spacing="false" fo:text-align="center" style:justify-single-word="false" style:page-number="auto"/>
      <style:text-properties fo:font-size="40pt" officeooo:rsid="00038811" fo:background-color="#c0c0c0" style:font-size-asian="40pt" style:font-size-complex="40pt"/>
    </style:style>
    <style:style style:name="T1" style:family="text">
      <style:text-properties officeooo:rsid="0003a8d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3a8d6" style:font-style-asian="italic" style:font-style-complex="italic"/>
    </style:style>
    <style:style style:name="T4" style:family="text">
      <style:text-properties fo:font-weight="normal" officeooo:rsid="001e2b58" style:font-weight-asian="normal" style:font-weight-complex="normal"/>
    </style:style>
    <style:style style:name="T5" style:family="text">
      <style:text-properties officeooo:rsid="0004d9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56585550" text:style-name="WWNum1">
        <text:list-item>
          <text:h text:style-name="P10" text:outline-level="1">Minicurso de Arduino</text:h>
        </text:list-item>
      </text:list>
      <text:p text:style-name="P1"/>
      <text:p text:style-name="P1"/>
      <text:p text:style-name="P4">Retos para aprender y enseñar con Arduino</text:p>
      <text:p text:style-name="P4">Adaptado a uso de Shield Edubasica (de @leobotmanuel)</text:p>
      <text:p text:style-name="P3"/>
      <text:p text:style-name="P3">Autor : <text:span text:style-name="T2">Pedro Ruiz Fernández</text:span> (@pedroruizf)</text:p>
      <text:p text:style-name="P3">Fuentes utilizadas:</text:p>
      <text:list xml:id="list25761267" text:style-name="L1">
        <text:list-item>
          <text:p text:style-name="P5"><text:span text:style-name="T1">Adaptación y modificación de Curso de Arduino de </text:span><text:span text:style-name="T3">Prudencio Luna Belizón</text:span><text:span text:style-name="T1"> (@plunax)</text:span></text:p>
        </text:list-item>
        <text:list-item>
          <text:p text:style-name="P6"><text:a xlink:type="simple" xlink:href="https://github.com/pedroruizf/arduino/blob/master/manuales/ejercicios_de_arduino_resueltos.odt" text:style-name="Internet_20_link" text:visited-style-name="Visited_20_Internet_20_Link">Ejercicios de Arduino resueltos</text:a> (de @pedroruizf)</text:p>
        </text:list-item>
        <text:list-item>
          <text:p text:style-name="P5"><text:a xlink:type="simple" xlink:href="https://github.com/clubroboticagranada/recursos/tree/master/edubasica/taller_diciembre_2017" text:style-name="Internet_20_link" text:visited-style-name="Visited_20_Internet_20_Link"><text:span text:style-name="T5">Taller de Edubasica</text:span></text:a><text:span text:style-name="T5"> de </text:span><text:span text:style-name="T3">Manuel Hidalgo</text:span><text:span text:style-name="T1"> (@leobotmanuel)</text:span></text:p>
        </text:list-item>
      </text:list>
      <text:p text:style-name="P2"/>
      <text:p text:style-name="P2"/>
      <text:h text:style-name="P7" text:outline-level="1"><text:span text:style-name="T4">Licencia: </text:span><text:span text:style-name="Strong_20_Emphasis"><text:span text:style-name="T4">Creative Commons by-nc-sa 3.0</text:span></text:span></text:h>
      <text:p text:style-name="P8"/>
      <text:p text:style-name="P8"/>
      <text:p text:style-name="P9">Versión: 21/04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9-04-21T10:41:28.234038260</dc:date>
    <meta:editing-cycles>15</meta:editing-cycles>
    <meta:editing-duration>PT30M13S</meta:editing-duration>
    <meta:generator>LibreOffice/6.0.7.3$Linux_X86_64 LibreOffice_project/00m0$Build-3</meta:generator>
    <meta:document-statistic meta:table-count="0" meta:image-count="0" meta:object-count="0" meta:page-count="1" meta:paragraph-count="10" meta:word-count="61" meta:character-count="418" meta:non-whitespace-character-count="370"/>
  </office:meta>
</office:document-meta>
</file>